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0b773b" officeooo:paragraph-rsid="000b773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none" fo:font-weight="normal" officeooo:rsid="000b773b" officeooo:paragraph-rsid="000b773b" style:font-size-asian="16pt" style:font-style-asian="italic" style:font-weight-asian="normal" style:font-size-complex="16pt" style:font-style-complex="italic" style:font-weight-complex="normal"/>
    </style:style>
    <style:style style:name="P3" style:family="paragraph" style:parent-style-name="Standard" style:list-style-name="L2">
      <style:paragraph-properties fo:line-height="115%" fo:text-align="justify" style:justify-single-word="false"/>
      <style:text-properties fo:font-size="14pt" fo:font-style="normal" style:text-underline-style="none" fo:font-weight="normal" officeooo:rsid="000b773b" officeooo:paragraph-rsid="000b773b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font-size="14pt" fo:font-style="normal" style:text-underline-style="none" fo:font-weight="normal" officeooo:rsid="000b773b" officeooo:paragraph-rsid="000b773b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2">
      <style:paragraph-properties fo:line-height="115%" fo:text-align="justify" style:justify-single-word="false"/>
      <style:text-properties fo:font-size="14pt" fo:font-style="normal" style:text-underline-style="none" fo:font-weight="normal" officeooo:rsid="000df807" officeooo:paragraph-rsid="000df807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fo:font-size="14pt" fo:font-style="normal" style:text-underline-style="none" fo:font-weight="normal" officeooo:rsid="000df807" officeooo:paragraph-rsid="000df80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2">
      <style:paragraph-properties fo:line-height="115%" fo:text-align="justify" style:justify-single-word="false"/>
      <style:text-properties fo:font-size="14pt" fo:font-style="normal" style:text-underline-style="none" fo:font-weight="normal" officeooo:rsid="000f60d9" officeooo:paragraph-rsid="000f60d9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d0d3b"/>
    </style:style>
    <style:style style:name="T2" style:family="text">
      <style:text-properties officeooo:rsid="001109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TP2 ASDIA</text:p>
      <text:p text:style-name="P1"/>
      <text:p text:style-name="P2">Ulysse Enjalbert et Guillaume Caulier</text:p>
      <text:p text:style-name="P2"/>
      <text:p text:style-name="P2"/>
      <text:p text:style-name="P2"/>
      <text:list xml:id="list584996325" text:style-name="L2">
        <text:list-item>
          <text:p text:style-name="P3">On remarque que le chromosome 17 a des alignements optimaux bien plus forts que ceux du chromosome 10. <text:span text:style-name="T1">En effet, on atteint un score de 2215 pour le chromosome 17 contre 149 pour le chromosome 10. (avec modèle linéaire)</text:span></text:p>
        </text:list-item>
      </text:list>
      <text:p text:style-name="P4"/>
      <text:p text:style-name="P4"/>
      <text:list xml:id="list172253406138397" text:continue-numbering="true" text:style-name="L2">
        <text:list-item>
          <text:p text:style-name="P5">Le modèle affine est plus pertinent car il permet de trouver les meilleurs alignements malgré les régions non-codantes (introns). On remarque que le modèle linéaire sanctionne beaucoup trop ces régions.</text:p>
        </text:list-item>
      </text:list>
      <text:p text:style-name="P6"/>
      <text:p text:style-name="P6"/>
      <text:list xml:id="list172252221674826" text:continue-numbering="true" text:style-name="L2">
        <text:list-item>
          <text:p text:style-name="P5">gtgagcagctggggctggagagacgacagggctggttgcccagggtccccaggcctctgattcctcactgattgctcttag : le deuxième alignement optimal obtenu par l’exécutable fourni en alignant avec le chromosome 17 contient cette séquence d’insertion-délétions qui commence bien par gt et finit par ag. On peut donc supposer que c’est un intron. <text:span text:style-name="T2">Le deuxième alignement est donc meilleur que le premier qui ne contient pas d’introns.</text:span></text:p>
          <text:p text:style-name="P5"/>
          <text:p text:style-name="P7">Une amélioration possible à notre modèle serait donc de favoriser les alignements optimaux contenant <text:span text:style-name="T2">le maximum d’</text:span>intron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6:48:57.269313937</meta:creation-date>
    <dc:date>2019-04-01T17:22:51.929442763</dc:date>
    <meta:editing-duration>PT2M42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6" meta:word-count="149" meta:character-count="1005" meta:non-whitespace-character-count="865"/>
  </office:meta>
</office:document-meta>
</file>